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37da" officeooo:paragraph-rsid="001337da"/>
    </style:style>
    <style:style style:name="P2" style:family="paragraph" style:parent-style-name="Standard">
      <style:text-properties officeooo:rsid="001337da" officeooo:paragraph-rsid="001897a3"/>
    </style:style>
    <style:style style:name="P3" style:family="paragraph" style:parent-style-name="Standard">
      <style:text-properties officeooo:rsid="001337da" officeooo:paragraph-rsid="001a1229"/>
    </style:style>
    <style:style style:name="P4" style:family="paragraph" style:parent-style-name="Standard">
      <style:text-properties officeooo:rsid="001337da" officeooo:paragraph-rsid="001c7d53"/>
    </style:style>
    <style:style style:name="P5" style:family="paragraph" style:parent-style-name="Standard">
      <style:text-properties fo:language="ru" fo:country="RU" officeooo:rsid="001337da" officeooo:paragraph-rsid="001337da"/>
    </style:style>
    <style:style style:name="P6" style:family="paragraph" style:parent-style-name="Standard">
      <style:text-properties fo:font-weight="bold" officeooo:rsid="001337da" officeooo:paragraph-rsid="001337da" style:font-weight-asian="bold" style:font-weight-complex="bold"/>
    </style:style>
    <style:style style:name="P7" style:family="paragraph" style:parent-style-name="Standard">
      <style:text-properties fo:font-weight="bold" officeooo:rsid="0014f194" officeooo:paragraph-rsid="0014f194" style:font-weight-asian="bold" style:font-weight-complex="bold"/>
    </style:style>
    <style:style style:name="P8" style:family="paragraph" style:parent-style-name="Standard">
      <style:text-properties fo:font-weight="bold" officeooo:rsid="00136dc3" officeooo:paragraph-rsid="00136dc3" style:font-weight-asian="bold" style:font-weight-complex="bold"/>
    </style:style>
    <style:style style:name="P9" style:family="paragraph" style:parent-style-name="Standard">
      <style:text-properties fo:font-weight="bold" officeooo:rsid="001a1229" officeooo:paragraph-rsid="001a1229" style:font-weight-asian="bold" style:font-weight-complex="bold"/>
    </style:style>
    <style:style style:name="P10" style:family="paragraph" style:parent-style-name="Standard" style:list-style-name="L1">
      <style:text-properties officeooo:rsid="001337da" officeooo:paragraph-rsid="001337da"/>
    </style:style>
    <style:style style:name="P11" style:family="paragraph" style:parent-style-name="Standard" style:list-style-name="L1">
      <style:text-properties officeooo:rsid="001337da" officeooo:paragraph-rsid="00136dc3"/>
    </style:style>
    <style:style style:name="P12" style:family="paragraph" style:parent-style-name="Standard" style:list-style-name="L2">
      <style:text-properties officeooo:rsid="001337da" officeooo:paragraph-rsid="001337da"/>
    </style:style>
    <style:style style:name="P13" style:family="paragraph" style:parent-style-name="Standard" style:list-style-name="L3">
      <style:text-properties officeooo:rsid="001337da" officeooo:paragraph-rsid="001337da"/>
    </style:style>
    <style:style style:name="P14" style:family="paragraph" style:parent-style-name="Standard" style:list-style-name="L4">
      <style:text-properties officeooo:rsid="001337da" officeooo:paragraph-rsid="001337da"/>
    </style:style>
    <style:style style:name="P15" style:family="paragraph" style:parent-style-name="Standard" style:list-style-name="L5">
      <style:text-properties officeooo:rsid="001337da" officeooo:paragraph-rsid="001337da"/>
    </style:style>
    <style:style style:name="P16" style:family="paragraph" style:parent-style-name="Standard" style:list-style-name="L6">
      <style:text-properties officeooo:rsid="001337da" officeooo:paragraph-rsid="001337da"/>
    </style:style>
    <style:style style:name="P17" style:family="paragraph" style:parent-style-name="Standard" style:list-style-name="L6">
      <style:text-properties officeooo:rsid="001337da" officeooo:paragraph-rsid="001c7d53"/>
    </style:style>
    <style:style style:name="P18" style:family="paragraph" style:parent-style-name="Standard" style:list-style-name="L7">
      <style:text-properties officeooo:rsid="001337da" officeooo:paragraph-rsid="001337da"/>
    </style:style>
    <style:style style:name="P19" style:family="paragraph" style:parent-style-name="Standard" style:list-style-name="L8">
      <style:text-properties officeooo:rsid="001337da" officeooo:paragraph-rsid="001337da"/>
    </style:style>
    <style:style style:name="T1" style:family="text">
      <style:text-properties officeooo:rsid="00136dc3"/>
    </style:style>
    <style:style style:name="T2" style:family="text">
      <style:text-properties style:language-asian="zxx" style:country-asian="none" style:language-complex="zxx" style:country-complex="none"/>
    </style:style>
    <style:style style:name="T3" style:family="text">
      <style:text-properties officeooo:rsid="001a1229" style:language-asian="zxx" style:country-asian="none" style:language-complex="zxx" style:country-complex="none"/>
    </style:style>
    <style:style style:name="T4" style:family="text">
      <style:text-properties style:font-size-asian="10.5pt"/>
    </style:style>
    <style:style style:name="T5" style:family="text">
      <style:text-properties officeooo:rsid="001879ec"/>
    </style:style>
    <style:style style:name="T6" style:family="text">
      <style:text-properties officeooo:rsid="001897a3"/>
    </style:style>
    <style:style style:name="T7" style:family="text">
      <style:text-properties officeooo:rsid="001a1229"/>
    </style:style>
    <style:style style:name="T8" style:family="text">
      <style:text-properties officeooo:rsid="001baec0"/>
    </style:style>
    <style:style style:name="T9" style:family="text">
      <style:text-properties officeooo:rsid="001c7d53"/>
    </style:style>
    <style:style style:name="T10" style:family="text">
      <style:text-properties officeooo:rsid="001e8af9"/>
    </style:style>
    <style:style style:name="T11" style:family="text">
      <style:text-properties officeooo:rsid="0020faf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Введение</text:p>
      <text:p text:style-name="P1">Каждый день миллионы людей ездят на машине; например, в школу или на свое рабочее место.</text:p>
      <text:p text:style-name="P1">Самостоятельные транспортные средства - захватывающая разработка для транспортировки. Они нацелены на то, чтобы сделать путешествие на автомобиле более безопасным и более доступно, одновременно экономя время пригородных рейсов.</text:p>
      <text:p text:style-name="P1">В этой проблеме с конкурентами мы рассмотрим, как эффективно использовать парк самоходных автомобилей попутчиков в места их назначения в имитируемом городе.</text:p>
      <text:p text:style-name="P8">Задача</text:p>
      <text:p text:style-name="P1">Учитывая список предварительно заказанных <text:span text:style-name="T7">рейсов</text:span> в городе и парк автомобилей, назначьте поездки на транспортные средства <text:span text:style-name="T7">так, чтобы</text:span> <text:span text:style-name="T7">водитель доехал</text:span> до места назначения вовремя.</text:p>
      <text:p text:style-name="P1"><text:span text:style-name="T3">За</text:span><text:span text:style-name="T2"> кажд</text:span><text:span text:style-name="T3">ую</text:span><text:span text:style-name="T2"> поездк</text:span><text:span text:style-name="T3">у</text:span><text:span text:style-name="T2">, которая заканчивается вовремя (или раньше), вы будете зарабатывать очки, пропорциональные расстоянию этой поездки; </text:span>плюс дополнительный бонус, если поездка также началась точно вовремя.</text:p>
      <text:p text:style-name="P1"/>
      <text:p text:style-name="P6">Описание проблемы</text:p>
      <text:p text:style-name="P1">Город представлен прямоугольной сеткой улиц, с горизонтальными улицами (рядами) и вертикаль<text:span text:style-name="T10">ными</text:span> улиц<text:span text:style-name="T10">ами</text:span> (колонны). Пересечения улиц ссылаются на целые, 0-координаты горизонтали и</text:p>
      <text:p text:style-name="P3">вертикаль<text:span text:style-name="T10">ные</text:span> улиц<text:span text:style-name="T10">ы</text:span>.</text:p>
      <text:p text:style-name="P3">Например, [r, c] означает пересечение r-горизонтали и c-вертикали улица (0 ≤ r &lt;R, 0 ≤ c &lt;C).</text:p>
      <text:p text:style-name="P1">Пример города из 3 горизонтальных и 4 вертикальных улиц.</text:p>
      <text:p text:style-name="P6">Транспортные средства</text:p>
      <text:p text:style-name="P1">В парке есть транспортные средства F. В начале моделирования все транспортные средства находятся на пересечении [0, 0].</text:p>
      <text:p text:style-name="P1">Нет никакого предела тому, сколько автомобилей может находиться на одном и том же перекрестке.</text:p>
      <text:p text:style-name="P6">Время и расстояние</text:p>
      <text:p text:style-name="P1">Моделирование продолжается в шагах Т, от 0 до Т - 1.</text:p>
      <text:p text:style-name="P1">Расстояние между двумя пересечениями определяется как минимальное общее количество городских блоков (ячейки в сетк<text:span text:style-name="T5">е</text:span>), чтобы транспортное средство проходило в каждом направлении, чтобы добраться от одного перекрестка к другому. Это расстояние между пересечением [a, b] и пересечением [x, y] равно: <text:s/>| a - x | + | b - y | ,</text:p>
      <text:p text:style-name="P1">Количество шагов, необходимых для движения между двумя пересечениями, равно расстоянию между ними.</text:p>
      <text:p text:style-name="P1"/>
      <text:p text:style-name="P9">Рейсы</text:p>
      <text:p text:style-name="P1">Есть N предварительно заказанных <text:span text:style-name="T7">рейсов</text:span>.</text:p>
      <text:p text:style-name="P1">Каждая поездка характеризуется следующей информацией:</text:p>
      <text:list xml:id="list7639684723617515444" text:style-name="L1">
        <text:list-item>
          <text:p text:style-name="P10"><text:span text:style-name="T1">пункт отправления</text:span> - для начала езды автомобиль должен находиться на этом перекрестке.</text:p>
        </text:list-item>
        <text:list-item>
          <text:p text:style-name="P11"><text:span text:style-name="T1">пункт прибытия</text:span> - чтобы закончить поездку, транспортное средство должно находиться на этом перекрестке. <text:s/><text:span text:style-name="T1">Пункт прибытия </text:span>всегда отличается от <text:span text:style-name="T1">пункта старта</text:span>.</text:p>
        </text:list-item>
        <text:list-item>
          <text:p text:style-name="P10">самый ранний старт - самый ранний шаг, на котором может начаться поездка. Он также может начинаться с любого последующего шага.</text:p>
        </text:list-item>
        <text:list-item>
          <text:p text:style-name="P10">последний финиш - последний шаг, по которому поездка должна закончиться, чтобы получить очки за нее.</text:p>
        </text:list-item>
      </text:list>
      <text:p text:style-name="P1"/>
      <text:p text:style-name="P1">○ Обратите внимание, что данный шаг «последнего завершения» - это шаг, на котором поездка должна быть уже завершена (а не последний шаг, на котором движется автомобиль) - см. пример ниже.</text:p>
      <text:p text:style-name="P1">Например, давайте рассмотрим поездку с расстоянием 3, самым ранним стартом 0 и последним финишем 3.</text:p>
      <text:p text:style-name="P1">Если транспортное средство начинает поездку на шаге 0, автомобиль прибывает вовремя (транспортное средство движется с шагом 0, 1, 2).</text:p>
      <text:p text:style-name="P1">Если транспортное средство начинает ездить на шаге 1, оно не приходит вовремя.</text:p>
      <text:p text:style-name="P1"><text:soft-page-break/>Вы должны решить, какие из <text:span text:style-name="T7">рейсов</text:span> будут обрабатывать каждое транспортное средство и в каком порядке.</text:p>
      <text:p text:style-name="P1"/>
      <text:p text:style-name="P6">Симуляция</text:p>
      <text:p text:style-name="P1">Каждый автомобиль совершает поездки, которые вы назначаете ему, в указанном вами порядке:</text:p>
      <text:list xml:id="list3761555636981780467" text:style-name="L2">
        <text:list-item>
          <text:p text:style-name="P12">во-первых, транспортное средство движется от своего текущего пересечения ([0,0] в начале моделирования) до <text:span text:style-name="T5">пункта отправления</text:span> следующей поездки (если транспортное средство уже находится на этом перекрестке)</text:p>
        </text:list-item>
        <text:list-item>
          <text:p text:style-name="P12">тогда, если текущий шаг предшествует самому раннему началу следующей поездки, автомобиль ждет, пока <text:span text:style-name="T5">наступит нужный </text:span>шаг</text:p>
        </text:list-item>
        <text:list-item>
          <text:p text:style-name="P12">затем автомобиль прибегает к финишному пересечению</text:p>
          <text:p text:style-name="P12">○ автомобиль делает это, даже если шаг прибытия более поздний, чем последний; но не зара<text:span text:style-name="T5">батывает очков</text:span> такой поездкой</text:p>
        </text:list-item>
        <text:list-item>
          <text:p text:style-name="P12">после этого процесс повторяется для следующей назначенной поездки, пока транспортное средство не обработает все запланированные поездки или <text:span text:style-name="T5">пока </text:span>симуляция <text:span text:style-name="T5">не </text:span>достигает своего заключительного шага T (в зависимости от того, что наступит раньше)</text:p>
        </text:list-item>
        <text:list-item>
          <text:p text:style-name="P12">любые оставшиеся назначенные <text:span text:style-name="T7">рейсы</text:span> просто игнорируются</text:p>
        </text:list-item>
      </text:list>
      <text:p text:style-name="P1"/>
      <text:p text:style-name="P1">Например, если транспортному средству назначено управлять одним прохождением следующих параметров:</text:p>
      <text:list xml:id="list7698721865406797331" text:style-name="L3">
        <text:list-item>
          <text:p text:style-name="P13">начало пересечения: [1, 2]</text:p>
        </text:list-item>
        <text:list-item>
          <text:p text:style-name="P13">пересечение отделки: [1, 4]</text:p>
        </text:list-item>
        <text:list-item>
          <text:p text:style-name="P13">самое раннее начало: 5</text:p>
        </text:list-item>
        <text:list-item>
          <text:p text:style-name="P13">последний отдел: 8</text:p>
        </text:list-item>
      </text:list>
      <text:p text:style-name="P1">Затем симуляция выполняется следующим образом:</text:p>
      <text:list xml:id="list9065533932950492281" text:style-name="L4">
        <text:list-item>
          <text:p text:style-name="P14">в шагах 0, 1 и 2 транспортное средство переходит к [1, 2]</text:p>
        </text:list-item>
        <text:list-item>
          <text:p text:style-name="P14">в шагах 3 и 4 автомобиль ждет до самого раннего начала на этапе 5</text:p>
        </text:list-item>
        <text:list-item>
          <text:p text:style-name="P14">на шагах 5 и 6 транспортное средство переходит на финишное пересечение</text:p>
        </text:list-item>
        <text:list-item>
          <text:p text:style-name="P14">на шаге 7 поездка завершена, за один шаг до крайнего срока</text:p>
        </text:list-item>
      </text:list>
      <text:p text:style-name="P1">Всякий раз, когда транспортное средство перемещается между перекрестками, оно совершает максимум одну поездку. (В этом моделировании мы не учитывая одновременное объединение нескольких поездок в одном транспортном средстве.) Автомобиль может начать новую поездку в тот же шаг, на котором закончилась предыдущая поездка, если новая поездка начинается на том же перекрестке, <text:span text:style-name="T5">где</text:span> <text:span text:style-name="T5">завершилась</text:span></text:p>
      <text:p text:style-name="P1">предыдущая поездка.</text:p>
      <text:p text:style-name="P1">Например, давайте рассмотрим поездку с расстоянием 3, самым ранним стартом 0 и последним финишем 3. Если автомобиль начинает на шаге 0, он перемещается с шагом 0, 1 и 2. На шаге 3 поездка завершена, и разрешено запускать новую <text:span text:style-name="T5">поездку с</text:span> шаг<text:span text:style-name="T5">а</text:span> 3.</text:p>
      <text:p text:style-name="P1">Набор входных данных</text:p>
      <text:p text:style-name="P5">Входные данные предоставляются в виде файла набора данных - текстового файла, содержащего исключительно символы ASCII, <text:s/>строки, завершающиеся одним символом «\ n» (окончание строк в стиле UNIX).</text:p>
      <text:p text:style-name="P6">Формат файла</text:p>
      <text:p text:style-name="P1">Первая строка входного файла содержит следующие целые числа, разделенные пробелами:</text:p>
      <text:list xml:id="list7119748861967209844" text:style-name="L5">
        <text:list-item>
          <text:p text:style-name="P15">R - количество строк сетки (1 ≤ R ≤ 1 0000)</text:p>
        </text:list-item>
        <text:list-item>
          <text:p text:style-name="P15">C - количество столбцов сетки (1 ≤ C ≤ 1 0000)</text:p>
        </text:list-item>
        <text:list-item>
          <text:p text:style-name="P15">F - количество транспортных средств <text:span text:style-name="T8">в парке</text:span> (1 ≤ F ≤ 1 000)</text:p>
        </text:list-item>
        <text:list-item>
          <text:p text:style-name="P15">N - количество поездок (1 ≤ N ≤ 1 0000)</text:p>
        </text:list-item>
        <text:list-item>
          <text:p text:style-name="P15">Бонус B-per-ride для запуска поездки вовремя (1 ≤ B ≤ 1 0000)</text:p>
        </text:list-item>
        <text:list-item>
          <text:p text:style-name="P15">T - количество шагов в моделировании (1 ≤ T ≤ 1 0 9)</text:p>
        </text:list-item>
      </text:list>
      <text:p text:style-name="P1"/>
      <text:p text:style-name="P1"><text:soft-page-break/>N последующих строк входного файла описывают отдельные поездки, от поездки 0 до поездки N - 1. Каждая строка содержит следующие целые числа, разделенные пробелами:</text:p>
      <text:list xml:id="list1957768314761639004" text:style-name="L6">
        <text:list-item>
          <text:p text:style-name="P16">a - строка <text:span text:style-name="T9">точки отправления</text:span> (0 ≤ a &lt;R)</text:p>
        </text:list-item>
        <text:list-item>
          <text:p text:style-name="P17">b - столбец <text:span text:style-name="T9">точки отправления </text:span>(0 ≤ b &lt;C)</text:p>
        </text:list-item>
        <text:list-item>
          <text:p text:style-name="P17">x - строка <text:span text:style-name="T9">точки прибытия </text:span>(0 ≤ x &lt;R)</text:p>
        </text:list-item>
        <text:list-item>
          <text:p text:style-name="P17">y - столбец <text:span text:style-name="T9">точки прибытия </text:span>(0 ≤ y &lt;C)</text:p>
        </text:list-item>
        <text:list-item>
          <text:p text:style-name="P16">s - самый ранний старт (0 ≤ s &lt;T)</text:p>
        </text:list-item>
        <text:list-item>
          <text:p text:style-name="P16">f - последний финиш (0 ≤ f ≤ T), (f ≥ s + | x - a | + | y ​​- b |)</text:p>
        </text:list-item>
      </text:list>
      <text:p text:style-name="P1"/>
      <text:p text:style-name="P1">○ обратите внимание, что f может быть равно T - это делает последнее завершение равным концу моделирования</text:p>
      <text:p text:style-name="P4"><text:span text:style-name="T9">Точка прибытия </text:span><text:s/>всегда отличается от <text:span text:style-name="T9">точки отправления </text:span>(два могут находиться в одном столбце или</text:p>
      <text:p text:style-name="P1">в той же строке, но не в том же столбце и в той же строке).</text:p>
      <text:p text:style-name="P1"/>
      <text:p text:style-name="P6"><text:span text:style-name="T6">П</text:span>ример:</text:p>
      <text:p text:style-name="P2">3 <text:span text:style-name="T6">4 2 3 2 10 - </text:span>3 ряда, 4 колонны, 2 машины, 3 поездки, 2 бонуса и 10 ступеней</text:p>
      <text:p text:style-name="P2">0 <text:span text:style-name="T6">0 1 3 2 9 - </text:span>ездить от [0, 0] - [1, 3], самый ранний старт 2, последний финал 9</text:p>
      <text:p text:style-name="P2">1 <text:span text:style-name="T6">2 1 0 0 9 - </text:span>ездить от [1, 2] - [1, 0], самый ранний старт 0, последний финал 9</text:p>
      <text:p text:style-name="P2">2 <text:span text:style-name="T6">0 2 2 0 9 - </text:span>ездить от [2, 0] - [2, 2], самый ранний старт 0, последний финал 9</text:p>
      <text:p text:style-name="P2"/>
      <text:p text:style-name="P6">Материалы</text:p>
      <text:p text:style-name="P1">Формат файла</text:p>
      <text:p text:style-name="P1">Файл подачи должен содержать F строк, по одному для каждого транспортного средства <text:span text:style-name="T8">в парке</text:span>.</text:p>
      <text:p text:style-name="P1">Каждая строка, описывающая <text:span text:style-name="T7">рейсы</text:span> транспортного средства, должна содержать следующие целые числа, разделенные пробелами:</text:p>
      <text:list xml:id="list5812247795877900630" text:style-name="L7">
        <text:list-item>
          <text:p text:style-name="P18">M - количество поездок, присвоенных транспортному средству (0 ≤ M ≤ N)</text:p>
        </text:list-item>
        <text:list-item>
          <text:p text:style-name="P18">R 0, R 1, ..., R M-1 - номера проезда, присвоенные транспортному средству, в том порядке, в котором будет выполняться транспортное средство их (0 ≤ R i &lt;N)</text:p>
        </text:list-item>
      </text:list>
      <text:p text:style-name="P1">Любая поездка может быть назначена на транспортное средство не более одного раза. То есть, не разрешается назначать одну и ту же поездку двух или более различных транспортных средств. Также не разрешается назначать одну и ту же поездку одному транспортному средству несколько раз.</text:p>
      <text:p text:style-name="P1">Не требуется <text:span text:style-name="T7">назначение всех рейсов</text:span> автомобилям - некоторые поездки могут быть пропущены.</text:p>
      <text:p text:style-name="P1"/>
      <text:p text:style-name="P6"><text:span text:style-name="T6">П</text:span>ример:</text:p>
      <text:p text:style-name="P2">1 0 - этому транспортному средству присваивается 1 поезд<text:span text:style-name="T7">ок</text:span>: [0]</text:p>
      <text:p text:style-name="P2">2 2 1 - этому транспортному средству назначаются 2 поездки: [2, 1]</text:p>
      <text:p text:style-name="P1"/>
      <text:p text:style-name="P6">Пример файла отправки</text:p>
      <text:p text:style-name="P1">Проверка</text:p>
      <text:p text:style-name="P1">Для того, чтобы <text:span text:style-name="T4">представление</text:span> было принято, оно должно соответствовать описанным выше требованиям к формату.</text:p>
      <text:p text:style-name="P7">Счет</text:p>
      <text:p text:style-name="P1">Каждая поездка завершается до того, как ее последний финиш получит количество очков, равное расстоянию между начать пересечение и пересечение финиша.</text:p>
      <text:p text:style-name="P1">Кроме того, каждая поездка, начавшаяся в самом раннем разрешенном начальном шаге, получает дополнительную своевременность бонус B.</text:p>
      <text:p text:style-name="P1">Общая оценка представления - это сумма всех баллов, полученных всеми <text:span text:style-name="T7">поездками</text:span>, завершенными всеми транспортными средствами.</text:p>
      <text:p text:style-name="P1">Например, с примерным входным файлом и файлом подачи примера выше, есть два автомобиля.</text:p>
      <text:p text:style-name="P1"><text:tab/>Автомобиль 0 обрабатывает одну поездку:</text:p>
      <text:list xml:id="list6183345084593376535" text:style-name="L8">
        <text:list-item>
          <text:p text:style-name="P19">ехать 0, начать с шага 2, закончить на шаге 6. Зарабатывает очки: 4 (расстояние) + 2 (бонус) = 6</text:p>
          <text:p text:style-name="P19"/>
          <text:p text:style-name="P19"><text:soft-page-break/>Транспортное средство 1 управляет двумя <text:span text:style-name="T7">поездками</text:span>:</text:p>
        </text:list-item>
        <text:list-item>
          <text:p text:style-name="P19">ездить 2, начинать с шага 2, заканчивать на шаге 4. Зарабатывает очки: 2 (расстояние) + 0 (без бонуса) = 2</text:p>
        </text:list-item>
        <text:list-item>
          <text:p text:style-name="P19">ездить 1, начинать с шага 5, заканчивать на шаге 7. Зарабатывает очки: 2 (расстояние) + 0 (без бонуса) = 2</text:p>
        </text:list-item>
      </text:list>
      <text:p text:style-name="P1">Общий балл для этого представления составляет 6 + 2 + 2 = 10.</text:p>
      <text:p text:style-name="P1">Обратите внимание, что существует множество наборов данных, представляющих отдельные экземпляры проблемы. Итоговый счет для вашего команда будет представлять собой сумму ваших лучших баллов по отдельным наборам данных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811in" style:type="center"/>
          <style:tab-stop style:position="7.5626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752in" fo:margin-right="0.330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7:20:15.667071992</meta:creation-date>
    <dc:date>2018-03-11T21:05:51.339972213</dc:date>
    <meta:editing-duration>PT1H46M32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4" meta:paragraph-count="104" meta:word-count="1443" meta:character-count="9049" meta:non-whitespace-character-count="7739"/>
  </office:meta>
</office:document-meta>
</file>